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1A000003DF0DC6D23DFA80A6F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3de8" officeooo:paragraph-rsid="001d3de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m</text:p>
      <text:p text:style-name="Standard"/>
      <text:p text:style-name="Standard"><draw:frame draw:style-name="fr1" draw:name="Image1" text:anchor-type="char" svg:width="17cm" svg:height="9.266cm" draw:z-index="0"><draw:image xlink:href="Pictures/100000010000071A000003DF0DC6D23DFA80A6F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1T21:57:34.493665592</meta:creation-date>
    <dc:date>2023-03-31T23:24:01.086727802</dc:date>
    <meta:editing-duration>PT1H26M26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1" meta:paragraph-count="1" meta:word-count="1" meta:character-count="2" meta:non-whitespace-character-count="2"/>
  </office:meta>
</office:document-meta>
</file>